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873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1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MACR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ce1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30" table:default-cell-style-name="ce1"/>
        <table:table-row table:style-name="ro1">
          <table:table-cell office:value-type="string">
            <text:p>REG</text:p>
          </table:table-cell>
          <table:table-cell office:value-type="string">
            <text:p>MEN</text:p>
          </table:table-cell>
          <table:table-cell office:value-type="string">
            <text:p>VEH</text:p>
          </table:table-cell>
          <table:table-cell office:value-type="string">
            <text:p>DTS</text:p>
          </table:table-cell>
          <table:table-cell office:value-type="string">
            <text:p>MEN</text:p>
          </table:table-cell>
          <table:table-cell office:value-type="string">
            <text:p>VEH</text:p>
          </table:table-cell>
          <table:table-cell office:value-type="string">
            <text:p>SEC</text:p>
          </table:table-cell>
          <table:table-cell office:value-type="string">
            <text:p>MEN</text:p>
          </table:table-cell>
          <table:table-cell office:value-type="string">
            <text:p>VEH</text:p>
          </table:table-cell>
          <table:table-cell office:value-type="string">
            <text:p>PLA</text:p>
          </table:table-cell>
          <table:table-cell office:value-type="string">
            <text:p>MEN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VEH</text:p>
          </table:table-cell>
          <table:table-cell/>
          <table:table-cell office:value-type="string">
            <text:p>c c 35 H 000000</text:p>
          </table:table-cell>
          <table:table-cell office:value-type="string">
            <text:p>ID</text:p>
          </table:table-cell>
          <table:table-cell/>
          <table:table-cell office:value-type="string">
            <text:p>c 7 35 H 000000</text:p>
          </table:table-cell>
          <table:table-cell office:value-type="string">
            <text:p>MEN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office:value-type="string">
            <text:p>MACR</text:p>
          </table:table-cell>
          <table:table-cell office:value-type="float" office:value="1967">
            <text:p>1967</text:p>
          </table:table-cell>
          <table:table-cell office:value-type="float" office:value="407">
            <text:p>407</text:p>
          </table:table-cell>
          <table:table-cell office:value-type="string">
            <text:p>HHT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string">
            <text:p>COM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CON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CON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CON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CON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CON3</text:p>
          </table:table-cell>
          <table:table-cell/>
          <table:table-cell office:value-type="string">
            <text:p>c 7 35 H 00000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CON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CON4</text:p>
          </table:table-cell>
          <table:table-cell/>
          <table:table-cell office:value-type="string">
            <text:p>c 7 35 H 00000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CON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HQC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HQC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HQC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PL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PLN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PLN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IN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INT1</text:p>
          </table:table-cell>
          <table:table-cell/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INT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SU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SUP1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SUP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SUP2</text:p>
          </table:table-cell>
          <table:table-cell/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SUP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SIG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SIG1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SIG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SIG2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SIG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SIG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SIG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SIG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SIG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SIG5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SIG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3"/>
          <table:table-cell office:value-type="string">
            <text:p>1LC</text:p>
          </table:table-cell>
          <table:table-cell office:value-type="float" office:value="490">
            <text:p>490</text:p>
          </table:table-cell>
          <table:table-cell office:value-type="float" office:value="95">
            <text:p>95</text:p>
          </table:table-cell>
          <table:table-cell office:value-type="string">
            <text:p>1CH</text:p>
          </table:table-cell>
          <table:table-cell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HQ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HQ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HQ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HQ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HQ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HQ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HQ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HQ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A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1AH</text:p>
          </table:table-cell>
          <table:table-cell office:value-type="float" office:value="19">
            <text:p>19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A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H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A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H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H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A1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1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1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A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1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A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1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A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1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A2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2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2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A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2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A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2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A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2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A3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3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3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A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3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A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3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A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3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B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string">
            <text:p>1BH</text:p>
          </table:table-cell>
          <table:table-cell office:value-type="float" office:value="19">
            <text:p>19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B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H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B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H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H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B1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1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1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B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1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B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1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B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1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B2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2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2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B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2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B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2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B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2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B3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3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3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B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3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B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3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B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3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C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string">
            <text:p>1CH</text:p>
          </table:table-cell>
          <table:table-cell office:value-type="float" office:value="19">
            <text:p>19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C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H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C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H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H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C1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1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1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C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1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C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1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C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1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C2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2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2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C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2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C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2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C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2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C3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3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3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C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3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C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3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C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3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D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string">
            <text:p>1DH</text:p>
          </table:table-cell>
          <table:table-cell office:value-type="float" office:value="19">
            <text:p>19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D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H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D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H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H3</text:p>
          </table:table-cell>
          <table:table-cell/>
          <table:table-cell office:value-type="string">
            <text:p>c 7 35 H 000000</text:p>
          </table:table-cell>
          <table:table-cell office:value-type="string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H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D1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1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1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D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1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D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1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D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1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D2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2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2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D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2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D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2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D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2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D3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3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3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D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3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1D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3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D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3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T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string">
            <text:p>1TH</text:p>
          </table:table-cell>
          <table:table-cell office:value-type="float" office:value="12">
            <text:p>12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H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H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H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H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T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H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T1</text:p>
          </table:table-cell>
          <table:table-cell office:value-type="float" office:value="16">
            <text:p>16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1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1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1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1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1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1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T2</text:p>
          </table:table-cell>
          <table:table-cell office:value-type="float" office:value="16">
            <text:p>16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2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2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2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2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2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2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T3</text:p>
          </table:table-cell>
          <table:table-cell office:value-type="float" office:value="16">
            <text:p>16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3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3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3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3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3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3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T4</text:p>
          </table:table-cell>
          <table:table-cell office:value-type="float" office:value="16">
            <text:p>16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4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4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4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4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4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4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T4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T4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3"/>
          <table:table-cell office:value-type="string">
            <text:p>2LC</text:p>
          </table:table-cell>
          <table:table-cell office:value-type="float" office:value="490">
            <text:p>490</text:p>
          </table:table-cell>
          <table:table-cell office:value-type="float" office:value="95">
            <text:p>95</text:p>
          </table:table-cell>
          <table:table-cell office:value-type="string">
            <text:p>2CH</text:p>
          </table:table-cell>
          <table:table-cell office:value-type="float" office:value="14">
            <text:p>14</text:p>
          </table:table-cell>
          <table:table-cell office:value-type="string">
            <text:p>4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HQ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HQ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HQ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HQ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HQ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HQ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HQ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HQ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2A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2AH</text:p>
          </table:table-cell>
          <table:table-cell office:value-type="float" office:value="19">
            <text:p>19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A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H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A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H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H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A1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1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1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A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1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A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1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2A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1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A2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2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2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A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2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A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2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2A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2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A3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3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3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A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3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A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3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2A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3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2B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string">
            <text:p>2BH</text:p>
          </table:table-cell>
          <table:table-cell office:value-type="float" office:value="19">
            <text:p>19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B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H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B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H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H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B1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1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1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B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1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B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1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2B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1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B2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2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2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B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2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B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2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2B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2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B3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3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3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B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3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B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3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2B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3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2C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string">
            <text:p>2CH</text:p>
          </table:table-cell>
          <table:table-cell office:value-type="float" office:value="19">
            <text:p>19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C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H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C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H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H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C1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1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1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C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1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C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1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2C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1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C2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2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2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C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2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C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2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2C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2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C3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3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3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C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3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C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3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2C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3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2D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string">
            <text:p>2DH</text:p>
          </table:table-cell>
          <table:table-cell office:value-type="float" office:value="19">
            <text:p>19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D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H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D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H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H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D1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1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1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D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1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D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1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2D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1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D2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2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2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D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2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D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2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2D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2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D3</text:p>
          </table:table-cell>
          <table:table-cell office:value-type="float" office:value="27">
            <text:p>27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3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3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D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3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Bergstrom</text:p>
          </table:table-cell>
          <table:table-cell/>
          <table:table-cell office:value-type="string">
            <text:p>c c 000000</text:p>
          </table:table-cell>
          <table:table-cell office:value-type="string">
            <text:p>2D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3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2D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3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2T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string">
            <text:p>2TH</text:p>
          </table:table-cell>
          <table:table-cell office:value-type="float" office:value="12">
            <text:p>12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H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H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H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H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T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H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T1</text:p>
          </table:table-cell>
          <table:table-cell office:value-type="float" office:value="16">
            <text:p>16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1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1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1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1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1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1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T2</text:p>
          </table:table-cell>
          <table:table-cell office:value-type="float" office:value="16">
            <text:p>16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2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2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2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2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2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2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T3</text:p>
          </table:table-cell>
          <table:table-cell office:value-type="float" office:value="16">
            <text:p>16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3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3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3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3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3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3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T4</text:p>
          </table:table-cell>
          <table:table-cell office:value-type="float" office:value="16">
            <text:p>16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4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4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4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4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4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4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T4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T4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3"/>
          <table:table-cell office:value-type="string">
            <text:p>1TS</text:p>
          </table:table-cell>
          <table:table-cell office:value-type="float" office:value="335">
            <text:p>335</text:p>
          </table:table-cell>
          <table:table-cell office:value-type="float" office:value="75">
            <text:p>75</text:p>
          </table:table-cell>
          <table:table-cell office:value-type="string">
            <text:p>1SH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1SH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SH1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SH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SH2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SH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SH3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SH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SA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string">
            <text:p>1AL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A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L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L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L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AA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A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A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A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A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AB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B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B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B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B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AC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C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C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C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C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AD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D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D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D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A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AD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SB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string">
            <text:p>1BL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B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L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L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L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BA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A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A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A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A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BB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B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B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B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B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BC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C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C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C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C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BD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D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D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D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B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BD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SC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string">
            <text:p>1CL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C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L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L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L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CA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A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A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A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A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CB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B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B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B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B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CC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C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C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C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C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CD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D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D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D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C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CD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SD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string">
            <text:p>1DL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1D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L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L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L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DA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A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A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A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A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DB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B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B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B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B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DC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C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C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C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C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1DD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D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D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D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1D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DD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3"/>
          <table:table-cell office:value-type="string">
            <text:p>2TS</text:p>
          </table:table-cell>
          <table:table-cell office:value-type="float" office:value="335">
            <text:p>335</text:p>
          </table:table-cell>
          <table:table-cell office:value-type="float" office:value="75">
            <text:p>75</text:p>
          </table:table-cell>
          <table:table-cell office:value-type="string">
            <text:p>2SH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2SH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SH1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SH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SH2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SH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SH3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SH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2SA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string">
            <text:p>2AL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A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L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L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L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AA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A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A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A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A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AB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B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B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B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B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AC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C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C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C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C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AD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D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D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D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A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AD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2SB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string">
            <text:p>2BL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B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L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L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L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BA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A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A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A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A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BB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B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B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B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B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BC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C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C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C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C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BD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D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D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D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B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BD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2SC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string">
            <text:p>2CL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C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L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L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L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CA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A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A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A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A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CB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B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B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B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B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CC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C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C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C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C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CD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D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D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D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C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CD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2SD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string">
            <text:p>2DL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C</text:p>
          </table:table-cell>
          <table:table-cell/>
          <table:table-cell office:value-type="string">
            <text:p>c c 000000</text:p>
          </table:table-cell>
          <table:table-cell office:value-type="string">
            <text:p>2D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L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L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L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DA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A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A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A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A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DB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B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B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B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B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DC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C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C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C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C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9"/>
          <table:table-cell office:value-type="string">
            <text:p>2DD</text:p>
          </table:table-cell>
          <table:table-cell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D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D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D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Intrepid</text:p>
          </table:table-cell>
          <table:table-cell/>
          <table:table-cell office:value-type="string">
            <text:p>c c 000000</text:p>
          </table:table-cell>
          <table:table-cell office:value-type="string">
            <text:p>2D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2DD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3"/>
          <table:table-cell office:value-type="string">
            <text:p>MST</text:p>
          </table:table-cell>
          <table:table-cell office:value-type="float" office:value="181">
            <text:p>181</text:p>
          </table:table-cell>
          <table:table-cell office:value-type="float" office:value="37">
            <text:p>37</text:p>
          </table:table-cell>
          <table:table-cell office:value-type="string">
            <text:p>MSC</text:p>
          </table:table-cell>
          <table:table-cell table:number-columns-repeated="2"/>
          <table:table-cell office:value-type="string">
            <text:p>MSC1</text:p>
          </table:table-cell>
          <table:table-cell office:value-type="float" office:value="9">
            <text:p>9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MC11</text:p>
          </table:table-cell>
          <table:table-cell/>
          <table:table-cell office:value-type="string">
            <text:p>c 7 35 H 00000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C1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MED</text:p>
          </table:table-cell>
          <table:table-cell table:number-columns-repeated="3"/>
          <table:table-cell office:value-type="float" office:value="58">
            <text:p>58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M</text:p>
          </table:table-cell>
          <table:table-cell/>
          <table:table-cell office:value-type="string">
            <text:p>c c 000000</text:p>
          </table:table-cell>
          <table:table-cell office:value-type="string">
            <text:p>MED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ED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M</text:p>
          </table:table-cell>
          <table:table-cell/>
          <table:table-cell office:value-type="string">
            <text:p>c c 000000</text:p>
          </table:table-cell>
          <table:table-cell office:value-type="string">
            <text:p>MED2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ED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M</text:p>
          </table:table-cell>
          <table:table-cell/>
          <table:table-cell office:value-type="string">
            <text:p>c c 000000</text:p>
          </table:table-cell>
          <table:table-cell office:value-type="string">
            <text:p>MED3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ED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M</text:p>
          </table:table-cell>
          <table:table-cell/>
          <table:table-cell office:value-type="string">
            <text:p>c c 000000</text:p>
          </table:table-cell>
          <table:table-cell office:value-type="string">
            <text:p>MED4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ED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M</text:p>
          </table:table-cell>
          <table:table-cell/>
          <table:table-cell office:value-type="string">
            <text:p>c c 000000</text:p>
          </table:table-cell>
          <table:table-cell office:value-type="string">
            <text:p>MED5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ED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M</text:p>
          </table:table-cell>
          <table:table-cell/>
          <table:table-cell office:value-type="string">
            <text:p>c c 000000</text:p>
          </table:table-cell>
          <table:table-cell office:value-type="string">
            <text:p>MED6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ED6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M</text:p>
          </table:table-cell>
          <table:table-cell/>
          <table:table-cell office:value-type="string">
            <text:p>c c 000000</text:p>
          </table:table-cell>
          <table:table-cell office:value-type="string">
            <text:p>MED7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ED7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M</text:p>
          </table:table-cell>
          <table:table-cell/>
          <table:table-cell office:value-type="string">
            <text:p>c c 000000</text:p>
          </table:table-cell>
          <table:table-cell office:value-type="string">
            <text:p>MED8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ED8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MSM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RV</text:p>
          </table:table-cell>
          <table:table-cell/>
          <table:table-cell office:value-type="string">
            <text:p>c c 000000</text:p>
          </table:table-cell>
          <table:table-cell office:value-type="string">
            <text:p>REC1</text:p>
          </table:table-cell>
          <table:table-cell/>
          <table:table-cell office:value-type="string">
            <text:p>c 7 35 H 000000</text:p>
          </table:table-cell>
          <table:table-cell office:value-type="string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HRV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RV</text:p>
          </table:table-cell>
          <table:table-cell/>
          <table:table-cell office:value-type="string">
            <text:p>c c 000000</text:p>
          </table:table-cell>
          <table:table-cell office:value-type="string">
            <text:p>RE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HRV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RV</text:p>
          </table:table-cell>
          <table:table-cell/>
          <table:table-cell office:value-type="string">
            <text:p>c c 000000</text:p>
          </table:table-cell>
          <table:table-cell office:value-type="string">
            <text:p>RE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HRV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RV</text:p>
          </table:table-cell>
          <table:table-cell/>
          <table:table-cell office:value-type="string">
            <text:p>c c 000000</text:p>
          </table:table-cell>
          <table:table-cell office:value-type="string">
            <text:p>RE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HRV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RV</text:p>
          </table:table-cell>
          <table:table-cell/>
          <table:table-cell office:value-type="string">
            <text:p>c c 000000</text:p>
          </table:table-cell>
          <table:table-cell office:value-type="string">
            <text:p>REC5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HRV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RV</text:p>
          </table:table-cell>
          <table:table-cell/>
          <table:table-cell office:value-type="string">
            <text:p>c c 000000</text:p>
          </table:table-cell>
          <table:table-cell office:value-type="string">
            <text:p>REC6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HRV6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EN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EN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EN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EN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EN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EN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EN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EN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EN5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EN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EN6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EN6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EN7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EN7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EN8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EN8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EN9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EN9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ENA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ENA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ENB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ENB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ENC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ENC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MST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MST1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ST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MST2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ST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MST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ST3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MST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ST4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MST5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ST5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MST6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ST6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MST7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ST7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MST8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ST8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MST9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ST9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GCarrier</text:p>
          </table:table-cell>
          <table:table-cell/>
          <table:table-cell office:value-type="string">
            <text:p>c c 000000</text:p>
          </table:table-cell>
          <table:table-cell office:value-type="string">
            <text:p>MSTA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MSTA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3"/>
          <table:table-cell office:value-type="string">
            <text:p>MGB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1MH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FD</text:p>
          </table:table-cell>
          <table:table-cell/>
          <table:table-cell office:value-type="string">
            <text:p>c c 000000</text:p>
          </table:table-cell>
          <table:table-cell office:value-type="string">
            <text:p>1MH1</text:p>
          </table:table-cell>
          <table:table-cell/>
          <table:table-cell office:value-type="string">
            <text:p>c 7 35 H 00000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MH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FD</text:p>
          </table:table-cell>
          <table:table-cell/>
          <table:table-cell office:value-type="string">
            <text:p>c c 000000</text:p>
          </table:table-cell>
          <table:table-cell office:value-type="string">
            <text:p>1MH2</text:p>
          </table:table-cell>
          <table:table-cell/>
          <table:table-cell office:value-type="string">
            <text:p>c 7 35 H 00000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MH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M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Terrapin</text:p>
          </table:table-cell>
          <table:table-cell/>
          <table:table-cell office:value-type="string">
            <text:p>c c 000000</text:p>
          </table:table-cell>
          <table:table-cell office:value-type="string">
            <text:p>1M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MA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M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Terrapin</text:p>
          </table:table-cell>
          <table:table-cell/>
          <table:table-cell office:value-type="string">
            <text:p>c c 000000</text:p>
          </table:table-cell>
          <table:table-cell office:value-type="string">
            <text:p>1M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MB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M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Terrapin</text:p>
          </table:table-cell>
          <table:table-cell/>
          <table:table-cell office:value-type="string">
            <text:p>c c 000000</text:p>
          </table:table-cell>
          <table:table-cell office:value-type="string">
            <text:p>1M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MC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M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Terrapin</text:p>
          </table:table-cell>
          <table:table-cell/>
          <table:table-cell office:value-type="string">
            <text:p>c c 000000</text:p>
          </table:table-cell>
          <table:table-cell office:value-type="string">
            <text:p>1M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MD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6"/>
          <table:table-cell office:value-type="string">
            <text:p>1MS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MS1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MS1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>
          <table:table-cell table:number-columns-repeated="11"/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1MS2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table:number-columns-repeated="2"/>
          <table:table-cell office:value-type="string">
            <text:p>1MS2</text:p>
          </table:table-cell>
          <table:table-cell office:value-type="string">
            <text:p>.bmp</text:p>
          </table:table-cell>
          <table:table-cell table:number-columns-repeated="230"/>
        </table:table-row>
        <table:table-row table:style-name="ro1" table:number-rows-repeated="10481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CR" table:style-name="ta2" table:print="false">
        <table:table-column table:style-name="co2" table:default-cell-style-name="ce3"/>
        <table:table-column table:style-name="co3" table:default-cell-style-name="ce3"/>
        <table:table-column table:style-name="co9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243" table:default-cell-style-name="ce4"/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VEH</text:p>
          </table:table-cell>
          <table:table-cell/>
          <table:table-cell office:value-type="string">
            <text:p>c c 35 H 000000</text:p>
          </table:table-cell>
          <table:table-cell office:value-type="string">
            <text:p>ID</text:p>
          </table:table-cell>
          <table:table-cell/>
          <table:table-cell office:value-type="string">
            <text:p>c 7 35 H 000000</text:p>
          </table:table-cell>
          <table:table-cell office:value-type="string">
            <text:p>MEN</text:p>
          </table:table-cell>
          <table:table-cell/>
          <table:table-cell office:value-type="string">
            <text:p>2 7 35 H 000000</text:p>
          </table:table-cell>
          <table:table-cell office:value-type="string">
            <text:p>ID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CON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CON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CON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CON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CON3</text:p>
          </table:table-cell>
          <table:table-cell/>
          <table:table-cell office:value-type="string">
            <text:p>c 7 35 H 00000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 7 35 H 000000</text:p>
          </table:table-cell>
          <table:table-cell office:value-type="string">
            <text:p>CON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CON4</text:p>
          </table:table-cell>
          <table:table-cell/>
          <table:table-cell office:value-type="string">
            <text:p>c 7 35 H 00000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 7 35 H 000000</text:p>
          </table:table-cell>
          <table:table-cell office:value-type="string">
            <text:p>CON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HQC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HQC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PLN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PLN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INT1</text:p>
          </table:table-cell>
          <table:table-cell/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2 7 35 H 000000</text:p>
          </table:table-cell>
          <table:table-cell office:value-type="string">
            <text:p>INT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SUP1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SUP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SUP2</text:p>
          </table:table-cell>
          <table:table-cell/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2 7 35 H 000000</text:p>
          </table:table-cell>
          <table:table-cell office:value-type="string">
            <text:p>SUP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SIG1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SIG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SIG2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SIG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SIG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SIG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SIG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SIG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SIG5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SIG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HQ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HQ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HQ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HQ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HQ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HQ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HQ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HQ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A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1AH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A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1AH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H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1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1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A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A1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A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A1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A1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2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2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A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A2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A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A2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A2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3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3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A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A3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A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A3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A3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B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1BH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B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1BH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H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1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1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B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B1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B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B1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B1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2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2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B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B2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B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B2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B2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3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3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B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B3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B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B3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B3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C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1CH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C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1CH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H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1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1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C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C1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C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C1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C1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2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2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C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C2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C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C2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C2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3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3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C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C3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C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C3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C3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D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1DH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D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1DH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H3</text:p>
          </table:table-cell>
          <table:table-cell/>
          <table:table-cell office:value-type="string">
            <text:p>c 7 35 H 000000</text:p>
          </table:table-cell>
          <table:table-cell office:value-type="string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H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1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1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D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D1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D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D1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D1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2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2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D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D2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D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D2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D2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3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3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D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D3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1D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1D3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D3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H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H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H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H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T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H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1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1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1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1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1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1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2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2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2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2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2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2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3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3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3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3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3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3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4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4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4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4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4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4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T4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T4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HQ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HQ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HQ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HQ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HQ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HQ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HQ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HQ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A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2AH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A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2AH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H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1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1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A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A1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A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A1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2A1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2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2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A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A2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A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A2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2A2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3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3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A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A3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A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A3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2A3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B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2BH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B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2BH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H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1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1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B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B1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B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B1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2B1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2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2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B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B2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B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B2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2B2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3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3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B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B3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B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B3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2B3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C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2CH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C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2CH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H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1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1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C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C1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C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C1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2C1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2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2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C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C2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C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C2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2C2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3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3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C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C3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C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C3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2C3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DH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2DH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DH2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2DH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H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1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1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D1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D1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D1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D1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1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2D1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2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2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D2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D2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D2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D2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2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2D2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3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3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D33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D3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berg.bmp</text:p>
          </table:table-cell>
          <table:table-cell/>
          <table:table-cell office:value-type="string">
            <text:p>c c 000000</text:p>
          </table:table-cell>
          <table:table-cell office:value-type="string">
            <text:p>2D34</text:p>
          </table:table-cell>
          <table:table-cell/>
          <table:table-cell office:value-type="string">
            <text:p>c 7 35 H 0000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 7 35 H 000000</text:p>
          </table:table-cell>
          <table:table-cell office:value-type="string">
            <text:p>2D3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35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2D3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H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H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H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H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TH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H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1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1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1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1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1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1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1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1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2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2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2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2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2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2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2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2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3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3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3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3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3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3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3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3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4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4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4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4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4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4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T4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T4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SH1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office:value-type="string">
            <text:p>1SH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SH2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office:value-type="string">
            <text:p>1SH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SH3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office:value-type="string">
            <text:p>1SH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A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1AL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L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L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A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A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A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A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B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B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B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B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C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C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C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C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D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D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D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A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AD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B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1BL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L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L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A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A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A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A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B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B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B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B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C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C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C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C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D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D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D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B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BD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C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1CL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L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L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A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A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A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A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B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B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B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B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C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C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C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C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D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D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D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C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CD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1D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1DL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L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L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A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A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A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A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B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B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B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B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C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C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C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C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D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D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D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1D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DD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SH1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office:value-type="string">
            <text:p>2SH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SH2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office:value-type="string">
            <text:p>2SH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SH3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office:value-type="string">
            <text:p>2SH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A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2AL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L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L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A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A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A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A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B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B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B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B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C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C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C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C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D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D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D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A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AD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B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2BL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L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L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A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A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A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A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B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B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B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B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C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C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C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C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D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D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D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B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BD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C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2CL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L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L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A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A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A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A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B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B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B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B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C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C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C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C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D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D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D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C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CD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c.bmp</text:p>
          </table:table-cell>
          <table:table-cell/>
          <table:table-cell office:value-type="string">
            <text:p>c c 000000</text:p>
          </table:table-cell>
          <table:table-cell office:value-type="string">
            <text:p>2DL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2DL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L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L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L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L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A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A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A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A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A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A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A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B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B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B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B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B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B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B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C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C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C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C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D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D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D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D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D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intr.bmp</text:p>
          </table:table-cell>
          <table:table-cell/>
          <table:table-cell office:value-type="string">
            <text:p>c c 000000</text:p>
          </table:table-cell>
          <table:table-cell office:value-type="string">
            <text:p>2DD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2DD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MC11</text:p>
          </table:table-cell>
          <table:table-cell/>
          <table:table-cell office:value-type="string">
            <text:p>c 7 35 H 00000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 7 35 H 000000</text:p>
          </table:table-cell>
          <table:table-cell office:value-type="string">
            <text:p>MC1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m.bmp</text:p>
          </table:table-cell>
          <table:table-cell/>
          <table:table-cell office:value-type="string">
            <text:p>c c 000000</text:p>
          </table:table-cell>
          <table:table-cell office:value-type="string">
            <text:p>MED1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MED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m.bmp</text:p>
          </table:table-cell>
          <table:table-cell/>
          <table:table-cell office:value-type="string">
            <text:p>c c 000000</text:p>
          </table:table-cell>
          <table:table-cell office:value-type="string">
            <text:p>MED2</text:p>
          </table:table-cell>
          <table:table-cell/>
          <table:table-cell office:value-type="string">
            <text:p>c 7 35 H 0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 7 35 H 000000</text:p>
          </table:table-cell>
          <table:table-cell office:value-type="string">
            <text:p>MED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m.bmp</text:p>
          </table:table-cell>
          <table:table-cell/>
          <table:table-cell office:value-type="string">
            <text:p>c c 000000</text:p>
          </table:table-cell>
          <table:table-cell office:value-type="string">
            <text:p>MED3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MED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m.bmp</text:p>
          </table:table-cell>
          <table:table-cell/>
          <table:table-cell office:value-type="string">
            <text:p>c c 000000</text:p>
          </table:table-cell>
          <table:table-cell office:value-type="string">
            <text:p>MED4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MED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m.bmp</text:p>
          </table:table-cell>
          <table:table-cell/>
          <table:table-cell office:value-type="string">
            <text:p>c c 000000</text:p>
          </table:table-cell>
          <table:table-cell office:value-type="string">
            <text:p>MED5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MED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m.bmp</text:p>
          </table:table-cell>
          <table:table-cell/>
          <table:table-cell office:value-type="string">
            <text:p>c c 000000</text:p>
          </table:table-cell>
          <table:table-cell office:value-type="string">
            <text:p>MED6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MED6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m.bmp</text:p>
          </table:table-cell>
          <table:table-cell/>
          <table:table-cell office:value-type="string">
            <text:p>c c 000000</text:p>
          </table:table-cell>
          <table:table-cell office:value-type="string">
            <text:p>MED7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MED7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m.bmp</text:p>
          </table:table-cell>
          <table:table-cell/>
          <table:table-cell office:value-type="string">
            <text:p>c c 000000</text:p>
          </table:table-cell>
          <table:table-cell office:value-type="string">
            <text:p>MED8</text:p>
          </table:table-cell>
          <table:table-cell/>
          <table:table-cell office:value-type="string">
            <text:p>c 7 35 H 0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 7 35 H 000000</text:p>
          </table:table-cell>
          <table:table-cell office:value-type="string">
            <text:p>MED8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hrec.bmp</text:p>
          </table:table-cell>
          <table:table-cell/>
          <table:table-cell office:value-type="string">
            <text:p>c c 000000</text:p>
          </table:table-cell>
          <table:table-cell office:value-type="string">
            <text:p>REC1</text:p>
          </table:table-cell>
          <table:table-cell/>
          <table:table-cell office:value-type="string">
            <text:p>c 7 35 H 000000</text:p>
          </table:table-cell>
          <table:table-cell office:value-type="string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har\veh\hrec.bmp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hrec.bmp</text:p>
          </table:table-cell>
          <table:table-cell/>
          <table:table-cell office:value-type="string">
            <text:p>c c 000000</text:p>
          </table:table-cell>
          <table:table-cell office:value-type="string">
            <text:p>REC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har\veh\hrec.bmp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hrec.bmp</text:p>
          </table:table-cell>
          <table:table-cell/>
          <table:table-cell office:value-type="string">
            <text:p>c c 000000</text:p>
          </table:table-cell>
          <table:table-cell office:value-type="string">
            <text:p>REC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har\veh\hrec.bmp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hrec.bmp</text:p>
          </table:table-cell>
          <table:table-cell/>
          <table:table-cell office:value-type="string">
            <text:p>c c 000000</text:p>
          </table:table-cell>
          <table:table-cell office:value-type="string">
            <text:p>REC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har\veh\hrec.bmp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hrec.bmp</text:p>
          </table:table-cell>
          <table:table-cell/>
          <table:table-cell office:value-type="string">
            <text:p>c c 000000</text:p>
          </table:table-cell>
          <table:table-cell office:value-type="string">
            <text:p>REC5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har\veh\hrec.bmp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hrec.bmp</text:p>
          </table:table-cell>
          <table:table-cell/>
          <table:table-cell office:value-type="string">
            <text:p>c c 000000</text:p>
          </table:table-cell>
          <table:table-cell office:value-type="string">
            <text:p>REC6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har\veh\hrec.bmp6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EN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EN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EN2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EN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EN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EN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EN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EN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EN5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EN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EN6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EN6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EN7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EN7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EN8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EN8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EN9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EN9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ENA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ENA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ENB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ENB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ENC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ENC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MST1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office:value-type="string">
            <text:p>MST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MST2</text:p>
          </table:table-cell>
          <table:table-cell/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 7 35 H 000000</text:p>
          </table:table-cell>
          <table:table-cell office:value-type="string">
            <text:p>MST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MST3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MST3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MST4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MST4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MST5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MST5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MST6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MST6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MST7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MST7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MST8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MST8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MST9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MST9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gcar.bmp</text:p>
          </table:table-cell>
          <table:table-cell/>
          <table:table-cell office:value-type="string">
            <text:p>c c 000000</text:p>
          </table:table-cell>
          <table:table-cell office:value-type="string">
            <text:p>MSTA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MSTA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f.bmp</text:p>
          </table:table-cell>
          <table:table-cell/>
          <table:table-cell office:value-type="string">
            <text:p>c c 000000</text:p>
          </table:table-cell>
          <table:table-cell office:value-type="string">
            <text:p>1MH1</text:p>
          </table:table-cell>
          <table:table-cell/>
          <table:table-cell office:value-type="string">
            <text:p>c 7 35 H 00000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 7 35 H 000000</text:p>
          </table:table-cell>
          <table:table-cell office:value-type="string">
            <text:p>1MH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f.bmp</text:p>
          </table:table-cell>
          <table:table-cell/>
          <table:table-cell office:value-type="string">
            <text:p>c c 000000</text:p>
          </table:table-cell>
          <table:table-cell office:value-type="string">
            <text:p>1MH2</text:p>
          </table:table-cell>
          <table:table-cell/>
          <table:table-cell office:value-type="string">
            <text:p>c 7 35 H 00000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 7 35 H 000000</text:p>
          </table:table-cell>
          <table:table-cell office:value-type="string">
            <text:p>1MH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teff.bmp</text:p>
          </table:table-cell>
          <table:table-cell/>
          <table:table-cell office:value-type="string">
            <text:p>c c 000000</text:p>
          </table:table-cell>
          <table:table-cell office:value-type="string">
            <text:p>1MA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MA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teff.bmp</text:p>
          </table:table-cell>
          <table:table-cell/>
          <table:table-cell office:value-type="string">
            <text:p>c c 000000</text:p>
          </table:table-cell>
          <table:table-cell office:value-type="string">
            <text:p>1MB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MB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teff.bmp</text:p>
          </table:table-cell>
          <table:table-cell/>
          <table:table-cell office:value-type="string">
            <text:p>c c 000000</text:p>
          </table:table-cell>
          <table:table-cell office:value-type="string">
            <text:p>1MC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MC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teff.bmp</text:p>
          </table:table-cell>
          <table:table-cell/>
          <table:table-cell office:value-type="string">
            <text:p>c c 000000</text:p>
          </table:table-cell>
          <table:table-cell office:value-type="string">
            <text:p>1MD1</text:p>
          </table:table-cell>
          <table:table-cell/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 7 35 H 000000</text:p>
          </table:table-cell>
          <table:table-cell office:value-type="string">
            <text:p>1MD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MS1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MS1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</text:p>
          </table:table-cell>
          <table:table-cell/>
          <table:table-cell office:value-type="string">
            <text:p>c c 000000</text:p>
          </table:table-cell>
          <table:table-cell office:value-type="string">
            <text:p>1MS2</text:p>
          </table:table-cell>
          <table:table-cell/>
          <table:table-cell office:value-type="string">
            <text:p>c 7 35 H 0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 7 35 H 000000</text:p>
          </table:table-cell>
          <table:table-cell office:value-type="string">
            <text:p>1MS2</text:p>
          </table:table-cell>
          <table:table-cell office:value-type="string">
            <text:p>.bmp</text:p>
          </table:table-cell>
          <table:table-cell table:number-columns-repeated="243"/>
        </table:table-row>
        <table:table-row table:style-name="ro1" table:number-rows-repeated="10481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ce4"/>
        <table:table-row table:style-name="ro1">
          <table:table-cell office:value-type="string">
            <text:p>H</text:p>
          </table:table-cell>
          <table:table-cell office:value-type="string">
            <text:p>HC</text:p>
          </table:table-cell>
          <table:table-cell table:number-columns-repeated="4"/>
          <table:table-cell office:value-type="string">
            <text:p>har\veh\intr.bmp</text:p>
          </table:table-cell>
          <table:table-cell table:number-columns-repeated="249"/>
        </table:table-row>
        <table:table-row table:style-name="ro1">
          <table:table-cell office:value-type="string">
            <text:p>A</text:p>
          </table:table-cell>
          <table:table-cell office:value-type="string">
            <text:p>HH</text:p>
          </table:table-cell>
          <table:table-cell table:number-columns-repeated="4"/>
          <table:table-cell office:value-type="string">
            <text:p>CON1</text:p>
          </table:table-cell>
          <table:table-cell office:value-type="string">
            <text:p>C 7 35 H 000000</text:p>
          </table:table-cell>
          <table:table-cell table:number-columns-repeated="248"/>
        </table:table-row>
        <table:table-row table:style-name="ro1">
          <table:table-cell office:value-type="string">
            <text:p>B</text:p>
          </table:table-cell>
          <table:table-cell office:value-type="string">
            <text:p>HP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2 7 35 H 000000</text:p>
          </table:table-cell>
          <table:table-cell table:number-columns-repeated="248"/>
        </table:table-row>
        <table:table-row table:style-name="ro1">
          <table:table-cell office:value-type="string">
            <text:p>C</text:p>
          </table:table-cell>
          <table:table-cell office:value-type="string">
            <text:p>HI</text:p>
          </table:table-cell>
          <table:table-cell table:number-columns-repeated="4"/>
          <table:table-cell office:value-type="string">
            <text:p>CON1</text:p>
          </table:table-cell>
          <table:table-cell office:value-type="string">
            <text:p>.BMP</text:p>
          </table:table-cell>
          <table:table-cell table:number-columns-repeated="248"/>
        </table:table-row>
        <table:table-row table:style-name="ro1">
          <table:table-cell office:value-type="string">
            <text:p>S</text:p>
          </table:table-cell>
          <table:table-cell office:value-type="string">
            <text:p>HD</text:p>
          </table:table-cell>
          <table:table-cell table:number-columns-repeated="254"/>
        </table:table-row>
        <table:table-row table:style-name="ro1">
          <table:table-cell office:value-type="string">
            <text:p>M</text:p>
          </table:table-cell>
          <table:table-cell office:value-type="string">
            <text:p>HS</text:p>
          </table:table-cell>
          <table:table-cell table:number-columns-repeated="254"/>
        </table:table-row>
        <table:table-row table:style-name="ro1">
          <table:table-cell office:value-type="string">
            <text:p>T</text:p>
          </table:table-cell>
          <table:table-cell office:value-type="string">
            <text:p>AC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8"/>
        </table:table-row>
        <table:table-row table:style-name="ro1">
          <table:table-cell office:value-type="string">
            <text:p>X</text:p>
          </table:table-cell>
          <table:table-cell office:value-type="string">
            <text:p>AP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8"/>
        </table:table-row>
        <table:table-row table:style-name="ro1">
          <table:table-cell office:value-type="string">
            <text:p>Y</text:p>
          </table:table-cell>
          <table:table-cell office:value-type="string">
            <text:p>AI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48"/>
        </table:table-row>
        <table:table-row table:style-name="ro1">
          <table:table-cell office:value-type="string">
            <text:p>Z</text:p>
          </table:table-cell>
          <table:table-cell office:value-type="string">
            <text:p>AT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table:number-columns-repeated="24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C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P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24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I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24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T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248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C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24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P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I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24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T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F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S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M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C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MM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T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B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C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X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X1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X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X3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X4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XT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Y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Y1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Y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Y3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Y4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YT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Z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Z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ZB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ZC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ZD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B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C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T</text:p>
          </table:table-cell>
          <table:table-cell table:number-columns-repeated="254"/>
        </table:table-row>
        <table:table-row table:style-name="ro1" table:number-rows-repeated="104850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CR" style:display-name="PageStyle_MAC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0-25T00:14:56</meta:creation-date>
    <dc:creator>Maggot</dc:creator>
    <dc:date>2003-11-14T00:42:12</dc:date>
    <meta:document-statistic meta:table-count="3" meta:cell-count="8528" meta:object-count="0"/>
    <meta:generator>OpenOffice.org/3.4$Win32 OpenOffice.org_project/340m1$Build-9590</meta:generator>
  </office:meta>
</office:document-meta>
</file>